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23dc2d" style:font-weight-asian="bold"/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2675c5" style:font-weight-asian="bold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2ac097" style:font-weight-asian="bold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background-color="#ffff00"/>
    </style:style>
    <style:style style:name="P7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153166" style:font-name-complex="Times New Roman1"/>
    </style:style>
    <style:style style:name="P8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size="11pt" fo:language="en" fo:country="CA" officeooo:rsid="0023dc2d" officeooo:paragraph-rsid="0023dc2d" fo:background-color="transparent" style:font-name-asian="Times New Roman1" style:font-size-asian="11pt" style:language-asian="en" style:country-asian="CA" style:font-name-complex="Calibri1" style:font-size-complex="11pt" style:language-complex="ar" style:country-complex="SA"/>
    </style:style>
    <style:style style:name="P9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size="11pt" fo:language="en" fo:country="CA" officeooo:rsid="0023dc2d" officeooo:paragraph-rsid="002675c5" fo:background-color="transparent" style:font-name-asian="Times New Roman1" style:font-size-asian="11pt" style:language-asian="en" style:country-asian="CA" style:font-name-complex="Calibri1" style:font-size-complex="11pt" style:language-complex="ar" style:country-complex="SA"/>
    </style:style>
    <style:style style:name="P10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size="11pt" fo:language="en" fo:country="CA" officeooo:rsid="0023dc2d" officeooo:paragraph-rsid="002ac097" fo:background-color="transparent" style:font-name-asian="Times New Roman1" style:font-size-asian="11pt" style:language-asian="en" style:country-asian="CA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3dc2d" officeooo:paragraph-rsid="0023dc2d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7e4ce" officeooo:paragraph-rsid="0027e4ce"/>
    </style:style>
    <style:style style:name="P1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7e4ce" officeooo:paragraph-rsid="002ac097"/>
    </style:style>
    <style:style style:name="P14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7e4ce" officeooo:paragraph-rsid="002b3785"/>
    </style:style>
    <style:style style:name="P15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8b8ce" officeooo:paragraph-rsid="0028b8ce"/>
    </style:style>
    <style:style style:name="P16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ac097" officeooo:paragraph-rsid="002ac097"/>
    </style:style>
    <style:style style:name="P17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b3785" officeooo:paragraph-rsid="002b3785"/>
    </style:style>
    <style:style style:name="P18" style:family="paragraph" style:parent-style-name="Heading_20_2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</style:style>
    <style:style style:name="P19" style:family="paragraph" style:parent-style-name="Heading_20_2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rsid="00153166" officeooo:paragraph-rsid="00153166"/>
    </style:style>
    <style:style style:name="P20" style:family="paragraph" style:parent-style-name="Heading_20_2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fo:font-weight="bold" officeooo:rsid="000febeb" officeooo:paragraph-rsid="0019aafb" style:font-weight-asian="bold" style:font-weight-complex="normal"/>
    </style:style>
    <style:style style:name="P21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</style:style>
    <style:style style:name="P22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paragraph-rsid="0023dc2d"/>
    </style:style>
    <style:style style:name="P23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paragraph-rsid="002675c5"/>
    </style:style>
    <style:style style:name="P24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rsid="002a3c40" officeooo:paragraph-rsid="002ac097"/>
    </style:style>
    <style:style style:name="P25" style:family="paragraph" style:parent-style-name="Standard">
      <style:text-properties officeooo:rsid="001aa0cc" officeooo:paragraph-rsid="001aa0cc"/>
    </style:style>
    <style:style style:name="P26" style:family="paragraph" style:parent-style-name="Standard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0fdcd5"/>
    </style:style>
    <style:style style:name="P27" style:family="paragraph" style:parent-style-name="Standard" style:list-style-name="L2">
      <style:text-properties officeooo:rsid="001aa0cc" officeooo:paragraph-rsid="001aa0cc"/>
    </style:style>
    <style:style style:name="P28" style:family="paragraph" style:parent-style-name="Standard">
      <style:text-properties officeooo:paragraph-rsid="002f3209"/>
    </style:style>
    <style:style style:name="P29" style:family="paragraph" style:parent-style-name="Standard">
      <style:text-properties officeooo:rsid="0030ef70" officeooo:paragraph-rsid="0030ef70"/>
    </style:style>
    <style:style style:name="P30" style:family="paragraph" style:parent-style-name="Standard">
      <style:text-properties officeooo:rsid="00325e7a" officeooo:paragraph-rsid="00325e7a"/>
    </style:style>
    <style:style style:name="P31" style:family="paragraph" style:parent-style-name="Standard">
      <style:text-properties officeooo:rsid="00325e7a" officeooo:paragraph-rsid="0034025a"/>
    </style:style>
    <style:style style:name="P32" style:family="paragraph" style:parent-style-name="Standard">
      <style:text-properties officeooo:rsid="00325e7a" officeooo:paragraph-rsid="0036e5d8"/>
    </style:style>
    <style:style style:name="P33" style:family="paragraph" style:parent-style-name="Standard">
      <style:text-properties officeooo:paragraph-rsid="00325e7a"/>
    </style:style>
    <style:style style:name="P34" style:family="paragraph" style:parent-style-name="Standard">
      <style:text-properties officeooo:rsid="0034025a"/>
    </style:style>
    <style:style style:name="P35" style:family="paragraph" style:parent-style-name="Standard" style:list-style-name="L7">
      <style:text-properties officeooo:rsid="0034025a" officeooo:paragraph-rsid="0034e7e3"/>
    </style:style>
    <style:style style:name="P36" style:family="paragraph" style:parent-style-name="Standard" style:list-style-name="L7">
      <style:text-properties officeooo:rsid="0034025a" officeooo:paragraph-rsid="00352fd9"/>
    </style:style>
    <style:style style:name="P37" style:family="paragraph" style:parent-style-name="Standard" style:list-style-name="L7">
      <style:text-properties officeooo:rsid="0034e7e3" officeooo:paragraph-rsid="0034e7e3"/>
    </style:style>
    <style:style style:name="P38" style:family="paragraph" style:parent-style-name="Standard" style:list-style-name="L7">
      <style:text-properties officeooo:rsid="0034e7e3" officeooo:paragraph-rsid="00399502"/>
    </style:style>
    <style:style style:name="P39" style:family="paragraph" style:parent-style-name="Standard" style:list-style-name="L7">
      <style:text-properties officeooo:rsid="00399502" officeooo:paragraph-rsid="00399502"/>
    </style:style>
    <style:style style:name="P40" style:family="paragraph" style:parent-style-name="Standard">
      <style:text-properties officeooo:rsid="00399502" officeooo:paragraph-rsid="00325e7a"/>
    </style:style>
    <style:style style:name="P41" style:family="paragraph" style:parent-style-name="Standard" style:list-style-name="WWNum7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42" style:family="paragraph" style:parent-style-name="Standard" style:list-style-name="WWNum7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153166"/>
    </style:style>
    <style:style style:name="P43" style:family="paragraph" style:parent-style-name="Standard" style:list-style-name="WWNum8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44" style:family="paragraph" style:parent-style-name="Standard" style:list-style-name="WWNum8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153166"/>
    </style:style>
    <style:style style:name="P45" style:family="paragraph" style:parent-style-name="Standard" style:list-style-name="WWNum9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46" style:family="paragraph" style:parent-style-name="Standard" style:list-style-name="WWNum8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normal" officeooo:rsid="000fdcd5" officeooo:paragraph-rsid="00153166" style:font-weight-asian="normal" style:font-weight-complex="normal"/>
    </style:style>
    <style:style style:name="P47" style:family="paragraph" style:parent-style-name="Standard" style:list-style-name="WWNum8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normal" officeooo:rsid="000febeb" officeooo:paragraph-rsid="00153166" style:font-weight-asian="normal" style:font-weight-complex="normal"/>
    </style:style>
    <style:style style:name="P48" style:family="paragraph" style:parent-style-name="Standard" style:list-style-name="">
      <style:paragraph-properties fo:margin-left="0.5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normal" officeooo:rsid="000febeb" officeooo:paragraph-rsid="000febeb" style:font-weight-asian="normal" style:font-weight-complex="normal"/>
    </style:style>
    <style:style style:name="P49" style:family="paragraph" style:parent-style-name="Standard" style:list-style-name="WWNum7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officeooo:paragraph-rsid="00153166"/>
    </style:style>
    <style:style style:name="P50" style:family="paragraph" style:parent-style-name="Standard" style:list-style-name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paragraph-rsid="000fdcd5"/>
    </style:style>
    <style:style style:name="P51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23dc2d" style:font-weight-asian="bold"/>
    </style:style>
    <style:style style:name="P52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2675c5" style:font-weight-asian="bold"/>
    </style:style>
    <style:style style:name="P5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2ac097" style:font-weight-asian="bold"/>
    </style:style>
    <style:style style:name="P54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325e7a" style:font-weight-asian="bold"/>
    </style:style>
    <style:style style:name="P55" style:family="paragraph" style:parent-style-name="Standard" style:list-style-name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bold" officeooo:paragraph-rsid="00153166" style:font-weight-asian="bold"/>
    </style:style>
    <style:style style:name="P56" style:family="paragraph" style:parent-style-name="Standard" style:list-style-name="WWNum8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bold" officeooo:paragraph-rsid="00153166" style:font-weight-asian="bold"/>
    </style:style>
    <style:style style:name="P57" style:family="paragraph" style:parent-style-name="Standard" style:list-style-name="WWNum8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bold" officeooo:paragraph-rsid="000fdcd5" style:font-weight-asian="bold"/>
    </style:style>
    <style:style style:name="P58" style:family="paragraph" style:parent-style-name="Standard" style:list-style-name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fo:font-weight="normal" officeooo:rsid="000febeb" officeooo:paragraph-rsid="00153166" style:font-weight-asian="normal" style:font-weight-complex="normal"/>
    </style:style>
    <style:style style:name="P59" style:family="paragraph" style:parent-style-name="Standard" style:list-style-name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weight="normal" officeooo:rsid="002f3209" officeooo:paragraph-rsid="002f3209" style:font-weight-asian="normal" style:font-weight-complex="normal"/>
    </style:style>
    <style:style style:name="P60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2fbfc2" officeooo:paragraph-rsid="002fbfc2"/>
    </style:style>
    <style:style style:name="P61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0ef70" officeooo:paragraph-rsid="0030ef70"/>
    </style:style>
    <style:style style:name="P62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0ef70" officeooo:paragraph-rsid="00325e7a"/>
    </style:style>
    <style:style style:name="P63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0ef70" officeooo:paragraph-rsid="00352fd9"/>
    </style:style>
    <style:style style:name="P64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0ef70" officeooo:paragraph-rsid="0036e5d8"/>
    </style:style>
    <style:style style:name="P65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52fd9" officeooo:paragraph-rsid="00352fd9"/>
    </style:style>
    <style:style style:name="P66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52fd9" officeooo:paragraph-rsid="0036e5d8"/>
    </style:style>
    <style:style style:name="P67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officeooo:rsid="0036e5d8" officeooo:paragraph-rsid="0036e5d8"/>
    </style:style>
    <style:style style:name="P68" style:family="paragraph" style:parent-style-name="Standard" style:list-style-name="WWNum9">
      <style:paragraph-properties fo:margin-left="1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69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bold" officeooo:rsid="001ef5bc" officeooo:paragraph-rsid="001ef5bc" style:font-weight-asian="bold"/>
    </style:style>
    <style:style style:name="P70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bold" officeooo:rsid="002086d1" officeooo:paragraph-rsid="002086d1" style:font-weight-asian="bold"/>
    </style:style>
    <style:style style:name="P71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bold" officeooo:rsid="002086d1" officeooo:paragraph-rsid="0022df5b" style:font-weight-asian="bold" style:font-weight-complex="bold"/>
    </style:style>
    <style:style style:name="P72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bold" officeooo:rsid="002086d1" officeooo:paragraph-rsid="002086d1" style:font-weight-asian="bold" style:font-weight-complex="bold"/>
    </style:style>
    <style:style style:name="P73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normal" officeooo:paragraph-rsid="002086d1" style:font-weight-asian="normal"/>
    </style:style>
    <style:style style:name="P74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fo:font-weight="normal" officeooo:rsid="002c1c08" officeooo:paragraph-rsid="002c1c08" style:font-weight-asian="normal"/>
    </style:style>
    <style:style style:name="P75" style:family="paragraph" style:parent-style-name="Standard" style:list-style-name="L1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paragraph-rsid="0021e5e9"/>
    </style:style>
    <style:style style:name="P76" style:family="paragraph" style:parent-style-name="Standard" style:list-style-name="L3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rsid="002ac097" officeooo:paragraph-rsid="002ac097"/>
    </style:style>
    <style:style style:name="P77" style:family="paragraph" style:parent-style-name="Standard" style:list-style-name="L4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rsid="002ac097" officeooo:paragraph-rsid="002ac097"/>
    </style:style>
    <style:style style:name="P78" style:family="paragraph" style:parent-style-name="Standard" style:list-style-name="L4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rsid="002a3c40" officeooo:paragraph-rsid="002a3c40"/>
    </style:style>
    <style:style style:name="P79" style:family="paragraph" style:parent-style-name="Standard" style:list-style-name="L5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officeooo:rsid="002b3785" officeooo:paragraph-rsid="002b3785"/>
    </style:style>
    <style:style style:name="P80" style:family="paragraph" style:parent-style-name="Standard" style:list-style-name="L7">
      <style:paragraph-properties fo:margin-top="0in" fo:margin-bottom="0.0717in" loext:contextual-spacing="false"/>
      <style:text-properties officeooo:rsid="0034025a" officeooo:paragraph-rsid="0034e7e3"/>
    </style:style>
    <style:style style:name="P81" style:family="paragraph" style:parent-style-name="Heading_20_1" style:master-page-name="Standard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style:page-number="auto" fo:keep-with-next="always" style:vertical-align="auto" style:writing-mode="lr-tb"/>
    </style:style>
    <style:style style:name="P82" style:family="paragraph" style:parent-style-name="Heading_20_3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fo:font-weight="bold" officeooo:rsid="0027e4ce" officeooo:paragraph-rsid="00325e7a" style:font-weight-asian="bold"/>
    </style:style>
    <style:style style:name="P83" style:family="paragraph" style:parent-style-name="Heading_20_2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 style:writing-mode="lr-tb"/>
      <style:text-properties officeooo:rsid="0021e5e9" officeooo:paragraph-rsid="0021e5e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fdcd5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3166" style:font-weight-asian="bold" style:font-weight-complex="bold"/>
    </style:style>
    <style:style style:name="T5" style:family="text">
      <style:text-properties fo:font-weight="bold" officeooo:rsid="002086d1" style:font-weight-asian="bold" style:font-weight-complex="bold"/>
    </style:style>
    <style:style style:name="T6" style:family="text">
      <style:text-properties fo:font-weight="bold" officeooo:rsid="0021e5e9" style:font-weight-asian="bold" style:font-weight-complex="bold"/>
    </style:style>
    <style:style style:name="T7" style:family="text">
      <style:text-properties fo:font-weight="bold" officeooo:rsid="002f3209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normal" style:font-weight-asian="normal" style:font-weight-complex="normal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-complex="Times New Roman1"/>
    </style:style>
    <style:style style:name="T13" style:family="text">
      <style:text-properties officeooo:rsid="000fdcd5"/>
    </style:style>
    <style:style style:name="T14" style:family="text">
      <style:text-properties officeooo:rsid="000febeb"/>
    </style:style>
    <style:style style:name="T15" style:family="text">
      <style:text-properties officeooo:rsid="00145dba"/>
    </style:style>
    <style:style style:name="T16" style:family="text">
      <style:text-properties officeooo:rsid="0015316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3166" style:font-weight-asian="normal" style:font-weight-complex="normal"/>
    </style:style>
    <style:style style:name="T19" style:family="text">
      <style:text-properties fo:font-weight="normal" officeooo:rsid="0016051b" style:font-weight-asian="normal" style:font-weight-complex="normal"/>
    </style:style>
    <style:style style:name="T20" style:family="text">
      <style:text-properties fo:font-weight="normal" officeooo:rsid="002086d1" style:font-weight-asian="normal" style:font-weight-complex="normal"/>
    </style:style>
    <style:style style:name="T21" style:family="text">
      <style:text-properties fo:font-weight="normal" officeooo:rsid="0020d6d0" style:font-weight-asian="normal" style:font-weight-complex="normal"/>
    </style:style>
    <style:style style:name="T22" style:family="text">
      <style:text-properties fo:font-weight="normal" officeooo:rsid="0022df5b" style:font-weight-asian="normal" style:font-weight-complex="normal"/>
    </style:style>
    <style:style style:name="T23" style:family="text">
      <style:text-properties fo:font-weight="normal" officeooo:rsid="002dff18" style:font-weight-asian="normal" style:font-weight-complex="normal"/>
    </style:style>
    <style:style style:name="T24" style:family="text">
      <style:text-properties style:font-weight-complex="bold"/>
    </style:style>
    <style:style style:name="T25" style:family="text">
      <style:text-properties officeooo:rsid="002f3209" style:font-weight-complex="bold"/>
    </style:style>
    <style:style style:name="T26" style:family="text">
      <style:text-properties style:font-weight-complex="normal"/>
    </style:style>
    <style:style style:name="T27" style:family="text">
      <style:text-properties officeooo:rsid="002086d1" style:font-weight-complex="normal"/>
    </style:style>
    <style:style style:name="T28" style:family="text">
      <style:text-properties officeooo:rsid="002dff18" style:font-weight-complex="normal"/>
    </style:style>
    <style:style style:name="T29" style:family="text">
      <style:text-properties officeooo:rsid="0027e4ce"/>
    </style:style>
    <style:style style:name="T30" style:family="text">
      <style:text-properties officeooo:rsid="002a3c40"/>
    </style:style>
    <style:style style:name="T31" style:family="text">
      <style:text-properties officeooo:rsid="002ac097"/>
    </style:style>
    <style:style style:name="T32" style:family="text">
      <style:text-properties officeooo:rsid="002f3209"/>
    </style:style>
    <style:style style:name="T33" style:family="text">
      <style:text-properties officeooo:rsid="002fbfc2"/>
    </style:style>
    <style:style style:name="T34" style:family="text">
      <style:text-properties officeooo:rsid="0030ef70"/>
    </style:style>
    <style:style style:name="T35" style:family="text">
      <style:text-properties officeooo:rsid="00325e7a"/>
    </style:style>
    <style:style style:name="T36" style:family="text">
      <style:text-properties officeooo:rsid="0034025a"/>
    </style:style>
    <style:style style:name="T37" style:family="text">
      <style:text-properties officeooo:rsid="0034e7e3"/>
    </style:style>
    <style:style style:name="T38" style:family="text">
      <style:text-properties officeooo:rsid="00352fd9"/>
    </style:style>
    <style:style style:name="T39" style:family="text">
      <style:text-properties officeooo:rsid="0036e5d8"/>
    </style:style>
    <style:style style:name="T40" style:family="text">
      <style:text-properties officeooo:rsid="003995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1">Design</text:h>
      <text:p text:style-name="P1"><text:span text:style-name="T1">textpred</text:span> includes two key classes which may share utility helper classes/functions, these are:</text:p>
      <text:list xml:id="list7527301940272459040" text:style-name="WWNum7">
        <text:list-item>
          <text:p text:style-name="P41"><text:span text:style-name="T1">TextPredictor</text:span>: Upon initialization, loads a prediction model which is essentially a look-up table with the best N (e.g. 3) next words to predict given a word history (n-gram). Ongoing use in a given session involves taking as input a pre-parsed n-gram and providing as output the next best N words. If the n-gram is not a known word history, then the TextPredictor will back-off to lower order n-gram.</text:p>
        </text:list-item>
        <text:list-item>
          <text:p text:style-name="P42"><text:span text:style-name="T2">Text</text:span><text:span text:style-name="T1">Model</text:span><text:span text:style-name="T2">Builder</text:span>: Builds a model for use by TextPredictor. Essentially, takes as input a training corpus and produces as output a model consisting of best N next tokens for a series of word histories up to a maximum n-gram order (e.g. 3). The best N next tokens will be determined by frequency tables. Model assessment, can be done via a validation corpus as desired.</text:p>
          <text:p text:style-name="P49"><text:span text:style-name="T16">Additional helper scripts</text:span> <text:span text:style-name="T16">includes: </text:span></text:p>
        </text:list-item>
        <text:list-item>
          <text:p text:style-name="P49"><text:span text:style-name="T4">Partition: </text:span><text:span text:style-name="T18">Randomly split text into </text:span><text:span text:style-name="T19">two or three samples with a percentage of lines randomly placed into one of each</text:span></text:p>
        </text:list-item>
      </text:list>
      <text:p text:style-name="P7"/>
      <text:h text:style-name="P18" text:outline-level="2">TextPredictor</text:h>
      <text:p text:style-name="P2">Data: </text:p>
      <text:list xml:id="list8042714833701416582" text:style-name="WWNum8">
        <text:list-item>
          <text:p text:style-name="P43">maxorder: the maximum order of n-gram up to which TextPredictor uses for prediction. For example, 4 is a 4-gram model, which uses 3 token history to predict the 4<text:span text:style-name="T8">th</text:span> token.</text:p>
        </text:list-item>
        <text:list-item>
          <text:p text:style-name="P43">model: a hash table containing as keys the word history, and the values are list of next best predicted tokens</text:p>
        </text:list-item>
      </text:list>
      <text:p text:style-name="P2">Routines:</text:p>
      <text:list xml:id="list524734619382258075" text:style-name="WWNum9">
        <text:list-item>
          <text:p text:style-name="P45">initialization: initialize model from model stored in rdata file or hash object</text:p>
        </text:list-item>
        <text:list-item>
          <text:p text:style-name="P45">predict: given input <text:span text:style-name="T15">of tokenized word history (vector)</text:span>, <text:span text:style-name="T15">create n-gram of </text:span>right n-1 tokens where n = self.maxorder, <text:span text:style-name="T15">build n-gram and </text:span>look-up value is hash table, returning value (best tokens list), if not found then repeat predict with each <text:span text:style-name="T15">n-gram has one fewer to the left, terminates with n=1 “any history” ngram</text:span></text:p>
          <text:list>
            <text:list-item>
              <text:p text:style-name="P68">Example: given <text:span text:style-name="T15">[</text:span>"hello","my","darling"<text:span text:style-name="T15">] and n = 3</text:span>, look-up <text:span text:style-name="T15">with “hello_my” (using “_” for delim here, but could be anything) </text:span>, if none found then, look-up “darling" if none found then look-up “_". There will always be a value for this last key it will contain the most-frequent tokens from the training data.</text:p>
            </text:list-item>
          </text:list>
        </text:list-item>
      </text:list>
      <text:h text:style-name="P21" text:outline-level="3"><text:bookmark-start text:name="__DdeLink__286_2101616689"/>Predict Pseudocode</text:h>
      <text:p text:style-name="P2">Header</text:p>
      <text:p text:style-name="P6"><text:soft-page-break/>This routine takes a vector of <text:span text:style-name="T10">tokens</text:span> (text parsing &amp; tokenization is pre-requisite) as input. The second input variable is <text:span text:style-name="T10">n</text:span>, the order, where the object’s maxorder value is the default value. The routine returns an ordered list as the <text:span text:style-name="T10">result</text:span> which contains the likely next best<text:span text:style-name="T10"> </text:span>tokens using the associated model.</text:p>
      <text:p text:style-name="P2">Body</text:p>
      <text:p text:style-name="P1">Combine the last n-1 tokens into a string delimited by spaces into <text:span text:style-name="T10">key</text:span> variable (TextPredictor model expects space-delimited string of tokens to perform a lookup)<text:span text:style-name="T12">.</text:span></text:p>
      <text:p text:style-name="P1">Perform hash look-up on model using key variable. </text:p>
      <text:p text:style-name="P1">If null is returned<text:line-break/> <text:s text:c="3"/>call predict with n = n-1 and tokens = tokens as input</text:p>
      <text:p text:style-name="P1">If result returned<text:line-break/> <text:s text:c="3"/>return result<text:bookmark-end text:name="__DdeLink__286_2101616689"/></text:p>
      <text:p text:style-name="P1"/>
      <text:p text:style-name="P1">Potential improvement: Include vocabulary look-up to replace unseen tokens with UNK special token to improve accuracy of result.</text:p>
      <text:p text:style-name="P1"/>
      <text:h text:style-name="P19" text:outline-level="2"><text:bookmark-start text:name="__DdeLink__460_322172914"/>Partition</text:h>
      <text:h text:style-name="P55" text:outline-level="2"><text:bookmark-end text:name="__DdeLink__460_322172914"/>Data:</text:h>
      <text:list xml:id="list230026714220518" text:continue-list="list8042714833701416582" text:style-name="WWNum8">
        <text:list-item>
          <text:p text:style-name="P44"><text:span text:style-name="T13">corpus</text:span>: <text:span text:style-name="T13">A text corpus consisting of plain text documents (use Quanteda).</text:span></text:p>
        </text:list-item>
        <text:list-item>
          <text:h text:style-name="P46" text:outline-level="2">maxorder: The maximum order for which to build ngrams</text:h>
          <text:h text:style-name="P56" text:outline-level="2">Routines:</text:h>
        </text:list-item>
        <text:list-item>
          <text:p text:style-name="P44"><text:span text:style-name="T13">replacechars</text:span>: <text:span text:style-name="T13">Replace a given characterin a map with another character in the map</text:span></text:p>
        </text:list-item>
        <text:list-item>
          <text:h text:style-name="P46" text:outline-level="2">stripchars: Remove a given character or pattern</text:h>
        </text:list-item>
        <text:list-item>
          <text:h text:style-name="P46" text:outline-level="2">striplines: Remove lines if a pattern is found in that line</text:h>
        </text:list-item>
        <text:list-item>
          <text:h text:style-name="P46" text:outline-level="2">casefold: change characters to all lower case</text:h>
        </text:list-item>
        <text:list-item>
          <text:h text:style-name="P46" text:outline-level="2">sent_tokenize: given a line (single text object) consisting of 1 or more sentences, tokenize that line into distinct sentences (list)</text:h>
        </text:list-item>
        <text:list-item>
          <text:h text:style-name="P46" text:outline-level="2">word_tokenize: given a line (single text object) tokenize into distinct tokens (word<text:span text:style-name="T14">s</text:span>)</text:h>
        </text:list-item>
        <text:list-item>
          <text:h text:style-name="P47" text:outline-level="2">generate_ngram: given a list of tokens and input n, concatenate each overlapping sequence of n tokens into an n-gram delimited by a sperator (default ‘_’)</text:h>
        </text:list-item>
        <text:list-item>
          <text:h text:style-name="P47" text:outline-level="2">make_history_frequencies: given a list of n-grams, take the history and create conditional frequency of history given final word in token. For 1-gram, the history is simply blank, NULL, or ‘_’</text:h>
        </text:list-item>
        <text:list-item>
          <text:h text:style-name="P47" text:outline-level="2"><text:soft-page-break/>build_text_predictor: given conditional frequency, build hash where history is key and next X best words is the value (can also include calcualted score)</text:h>
        </text:list-item>
      </text:list>
      <text:h text:style-name="P58" text:outline-level="2"/>
      <text:h text:style-name="P20" text:outline-level="2"/>
      <text:h text:style-name="P83" text:outline-level="2">StupidBackoffModel</text:h>
      <text:p text:style-name="P28"><text:span text:style-name="T32">The creation of the stupid backoff model roughly follows the distributed computing MapReduce procedure described here: </text:span><text:a xlink:type="simple" xlink:href="http://www.aclweb.org/anthology/D07-1090.pdf" text:style-name="Internet_20_link" text:visited-style-name="Visited_20_Internet_20_Link"><text:span text:style-name="T32">http://www.aclweb.org/anthology/D07-1090.pdf</text:span></text:a></text:p>
      <text:h text:style-name="P59" text:outline-level="2">So instead of a class, it is more a series of tasks. </text:h>
      <text:h text:style-name="P50" text:outline-level="2"><text:span text:style-name="T1">Data:</text:span></text:h>
      <text:list xml:id="list7257512594494838536" text:style-name="L1">
        <text:list-item>
          <text:h text:style-name="P69" text:outline-level="2"><text:span text:style-name="T24">tokens</text:span><text:span text:style-name="T17">: tokens delimitted by specified character, with sentences delimited by new-line</text:span></text:h>
        </text:list-item>
        <text:list-item>
          <text:h text:style-name="P69" text:outline-level="2">vocab: <text:span text:style-name="T17">one token per line with count of frequency of that token, used to limit final model vocabulary through substitution of</text:span><text:span text:style-name="T20"> low-frequency tokens with unknown tag</text:span></text:h>
        </text:list-item>
        <text:list-item>
          <text:h text:style-name="P70" text:outline-level="2"><text:span text:style-name="T24">model: </text:span><text:span text:style-name="T17">conditional frequency of all nth tokens based on n-1 words in word history, includes all orders up to n, for n=1 history is indicated by n-gram delimiter character only with tokens being most common in vocabular. </text:span></text:h>
        </text:list-item>
        <text:list-item>
          <text:h text:style-name="P71" text:outline-level="2">n<text:span text:style-name="T17">: The order of the text model, for example 4 is a quadrigram model where the <text:s/>4</text:span><text:span text:style-name="T9">th</text:span><text:span text:style-name="T17"> token is considered as a conditional frequency of the first three tokens</text:span></text:h>
        </text:list-item>
        <text:list-item>
          <text:h text:style-name="P72" text:outline-level="2">vocabthreshold<text:span text:style-name="T17">: number of occurrences in vocabulary required or else token is replaced with unknown tag</text:span></text:h>
        </text:list-item>
        <text:list-item>
          <text:h text:style-name="P72" text:outline-level="2">tokensperhistory<text:span text:style-name="T17">: minimum number of </text:span><text:span text:style-name="T21">tokens to keep per history in model</text:span></text:h>
        </text:list-item>
        <text:list-item>
          <text:h text:style-name="P72" text:outline-level="2">bos_tag<text:span text:style-name="T17">: beginning of sentence tag, defaults to “BOS”</text:span></text:h>
        </text:list-item>
        <text:list-item>
          <text:h text:style-name="P72" text:outline-level="2">eos_tag: <text:span text:style-name="T17">end of sentence tag, defaults to “EOS”</text:span></text:h>
        </text:list-item>
        <text:list-item>
          <text:h text:style-name="P72" text:outline-level="2">unk_tag: <text:span text:style-name="T17">unknown token tag, defaults to “UNK”</text:span></text:h>
        </text:list-item>
        <text:list-item>
          <text:h text:style-name="P72" text:outline-level="2">token_delim<text:span text:style-name="T17">: token &amp; ngram delimiter, defaults to “_”</text:span></text:h>
        </text:list-item>
      </text:list>
      <text:p text:style-name="P26"/>
      <text:list xml:id="list230026004190482" text:continue-list="list230026714220518" text:style-name="WWNum8">
        <text:list-header>
          <text:h text:style-name="P57" text:outline-level="2">Routines:</text:h>
        </text:list-header>
      </text:list>
      <text:list xml:id="list230025316089276" text:continue-list="list7257512594494838536" text:style-name="L1">
        <text:list-item>
          <text:h text:style-name="P70" text:outline-level="2"><text:span text:style-name="T25">task0_</text:span><text:span text:style-name="T24">preprocess: </text:span><text:span text:style-name="T17">free text as input (one line per paragraph), output cleansed &amp; tokenized text into </text:span><text:span text:style-name="T24">tokens</text:span></text:h>
        </text:list-item>
        <text:list-item>
          <text:h text:style-name="P73" text:outline-level="2"><text:span text:style-name="T7">task1_</text:span><text:span text:style-name="T5">makevocab</text:span><text:span text:style-name="T27">: tokens as input, counts occurrences of tokens and outputs </text:span><text:span text:style-name="T5">vocab</text:span></text:h>
        </text:list-item>
        <text:list-item>
          <text:h text:style-name="P74" text:outline-level="2"><text:span text:style-name="T7">task2_</text:span><text:span text:style-name="T5">n</text:span><text:span text:style-name="T3">gramfreq: </text:span><text:span text:style-name="T26">generate n-gram frequency tables for </text:span><text:span text:style-name="T28">use to build model</text:span></text:h>
        </text:list-item>
        <text:list-item>
          <text:h text:style-name="P75" text:outline-level="2"><text:soft-page-break/><text:span text:style-name="T7">task3_</text:span><text:span text:style-name="T5">b</text:span><text:span text:style-name="T6">uildmodel: </text:span><text:span text:style-name="T22">takes vocab and model as input and build conditional frequency dictionaries for every n-1 history up to maximum order </text:span><text:span text:style-name="T23">outputing results with predicted word in order by score</text:span></text:h>
        </text:list-item>
      </text:list>
      <text:h text:style-name="P48" text:outline-level="2"/>
      <text:h text:style-name="Heading_20_3" text:outline-level="3"><text:span text:style-name="T32">Task 0: </text:span>Preprocess</text:h>
      <text:p text:style-name="P25">Preprocssed results for input to n-gram frequency building must be in the following format (subject to change):</text:p>
      <text:list xml:id="list575084519776885911" text:style-name="L2">
        <text:list-item>
          <text:p text:style-name="P27">one line per sentence (tokenized using nltk punct tokenizer)</text:p>
        </text:list-item>
        <text:list-item>
          <text:p text:style-name="P27">tokens delimited by non-alpha character, default = “\t”</text:p>
        </text:list-item>
        <text:list-item>
          <text:p text:style-name="P27">sentences with profanity removed entirely</text:p>
        </text:list-item>
        <text:list-item>
          <text:p text:style-name="P27">contractions expanded including removing ‘s (could be is or posessive)</text:p>
        </text:list-item>
        <text:list-item>
          <text:p text:style-name="P27">each token must be lowercase</text:p>
        </text:list-item>
        <text:list-item>
          <text:p text:style-name="P27">alpha surrounded </text:p>
        </text:list-item>
        <text:list-item>
          <text:p text:style-name="P27">each token must consist only of alpha characters plus hyphen which is contained within alphas</text:p>
        </text:list-item>
        <text:list-item>
          <text:p text:style-name="P27">if other characters on left or right of alpha then strip</text:p>
        </text:list-item>
        <text:list-item>
          <text:p text:style-name="P27">if other characters within alpha, or only other characters, then replace with unknown token tag (UNK by default)</text:p>
        </text:list-item>
      </text:list>
      <text:h text:style-name="P22" text:outline-level="3"><text:span text:style-name="T32">Task 1: </text:span><text:bookmark-start text:name="__DdeLink__288_2101616689"/><text:span text:style-name="T32">makevocab</text:span> Pseudocode</text:h>
      <text:p text:style-name="P3">Header</text:p>
      <text:p text:style-name="P8">This routine takes a <text:span text:style-name="T32">file (or directory of files) of tokenized text as input</text:span>. The output is one line per <text:span text:style-name="T32">term </text:span><text:s/><text:span text:style-name="T32">where only the terms meeting a provided frequency threshold are written</text:span>. </text:p>
      <text:p text:style-name="P3">Body</text:p>
      <text:p text:style-name="P11">Create vocab dictionary. For each line in text, read line of tokens delimited by token_delim and split into list of tokens. For each token, look-up token in vocab. If it exists add one to the count, if it doesn’t exist add an entry with one as the initial count. <text:span text:style-name="T32">Write each term in vocab to file if count is greater than or equal to vocab_min.</text:span></text:p>
      <text:p text:style-name="P11"><text:bookmark-end text:name="__DdeLink__288_2101616689"/></text:p>
      <text:h text:style-name="P23" text:outline-level="3"><text:span text:style-name="T32">Task 2: ngramfreq</text:span> Pseudocode</text:h>
      <text:p text:style-name="P4"><text:bookmark-start text:name="__DdeLink__295_2101616689"/>Header</text:p>
      <text:p text:style-name="P9">This routine takes a <text:span text:style-name="T33">tokenized text and vocabulary, plus argument maxorder to build ngrams frequencies up to that maximum order</text:span>. <text:span text:style-name="T33">The output is then sorted so that language model generation can be done without reading entire set into memory.</text:span></text:p>
      <text:p text:style-name="P4"><text:soft-page-break/>Body</text:p>
      <text:p text:style-name="P12">Read in vocabulary into <text:span text:style-name="T31">set if vocabulary count is greater than or requal to min vocab required to write token</text:span>. </text:p>
      <text:p text:style-name="P16">Create ngramfreq dictionary.</text:p>
      <text:p text:style-name="P13">For each line in text:</text:p>
      <text:list xml:id="list1034306104569517715" text:style-name="L3">
        <text:list-item>
          <text:p text:style-name="P76">for each n-gram up to max-order (see below)</text:p>
          <text:list>
            <text:list-item>
              <text:p text:style-name="P76">if in ngramfreq increment counter</text:p>
            </text:list-item>
            <text:list-item>
              <text:p text:style-name="P76">if not, add to ngramfreq with counter = 1</text:p>
            </text:list-item>
          </text:list>
        </text:list-item>
      </text:list>
      <text:p text:style-name="P60">For example: tokenized line is “we are okay” - use “EOS” for end-of-sentence and “BOS” for beginning-of-sentenc<text:span text:style-name="T34">e</text:span> tags, so line as list = [BOS, we, are, okay, EOS]</text:p>
      <text:p text:style-name="P61"><text:bookmark-end text:name="__DdeLink__295_2101616689"/>maxorder = 3:</text:p>
      <text:p text:style-name="P61">BOS</text:p>
      <text:p text:style-name="P61">BOS we</text:p>
      <text:p text:style-name="P61">we</text:p>
      <text:p text:style-name="P61">BOS we are</text:p>
      <text:p text:style-name="P61">we are</text:p>
      <text:p text:style-name="P61">are</text:p>
      <text:p text:style-name="P61">we are okay</text:p>
      <text:p text:style-name="P61">are okay</text:p>
      <text:p text:style-name="P61">okay</text:p>
      <text:p text:style-name="P61">are okay EOS</text:p>
      <text:p text:style-name="P61">okay EOS</text:p>
      <text:p text:style-name="P61">EOS</text:p>
      <text:p text:style-name="Standard"><text:span text:style-name="T3">note</text:span>: <text:span text:style-name="T34">for BOS, we are not generating all n-grams e.g. BOS BOS we – as this is extra data to store unnecessarily. As long as BOS token is known across procedures, the back-off penalty will be calculated properly.</text:span></text:p>
      <text:p text:style-name="P29">Also – stored is “ <text:s/>num_words” with a two-space prefix so that it sorts first and can be used for later calculating n-gram frequencies for 1-grams.</text:p>
      <text:h text:style-name="Heading_20_3" text:outline-level="3">generate n-gram pseudocode</text:h>
      <text:p text:style-name="P15">Create n-length ngram queue and populate with beginning-of-sentence tag. </text:p>
      <text:p text:style-name="P15"><text:soft-page-break/>For each token in sentence <text:span text:style-name="T30">plus end-of-sentence tag</text:span>:</text:p>
      <text:list xml:id="list4167690432829660778" text:style-name="L4">
        <text:list-item>
          <text:p text:style-name="P77">Look up token in vocab</text:p>
        </text:list-item>
        <text:list-item>
          <text:p text:style-name="P77">If not in vocab relace with unknown token</text:p>
        </text:list-item>
        <text:list-item>
          <text:p text:style-name="P78">Remove first item from queue</text:p>
        </text:list-item>
        <text:list-item>
          <text:p text:style-name="P78">Add token to queue</text:p>
        </text:list-item>
        <text:list-item>
          <text:p text:style-name="P77">Return ngram to calling function</text:p>
        </text:list-item>
        <text:list-item>
          <text:p text:style-name="P77">Await next call in state</text:p>
        </text:list-item>
      </text:list>
      <text:h text:style-name="P24" text:outline-level="3"><text:span text:style-name="T31">ngramfreq</text:span> Pseudocode</text:h>
      <text:p text:style-name="P5">Header</text:p>
      <text:p text:style-name="P10">This routine takes <text:span text:style-name="T31">ngramfreq file </text:span>input <text:span text:style-name="T29">and n – the maxorder and build’s ngrams</text:span>. <text:span text:style-name="T29">The output is a conditional frequency for each n-gram history and nth word is a score f(n-gram) / f(word history) if f(n-gram) &gt;0</text:span>. <text:s/><text:span text:style-name="T31">With back-off penalty of alpha=0.4 is applied. The lowest order is simply any history where the most common words are.</text:span></text:p>
      <text:p text:style-name="P5"><text:bookmark-start text:name="__DdeLink__424_1987058472"/>Body<text:bookmark-end text:name="__DdeLink__424_1987058472"/></text:p>
      <text:p text:style-name="P17">Up to n=maxorder, create a list of n dictionaries. </text:p>
      <text:p text:style-name="P17">Read in ngramfreq. Add to n based on ngram_delim count in ngram. </text:p>
      <text:p text:style-name="P17">Once all read:</text:p>
      <text:p text:style-name="P17">For each n in dictionaries, start with n=1:</text:p>
      <text:list xml:id="list352192178541125720" text:style-name="L5">
        <text:list-item>
          <text:p text:style-name="P79"/>
        </text:list-item>
      </text:list>
      <text:p text:style-name="P17"/>
      <text:p text:style-name="P14">vocabulary into <text:span text:style-name="T31">set if vocabulary count is greater than or requal to min vocab required to write token</text:span>. </text:p>
      <text:p text:style-name="P16">Create ngramfreq dictionary.</text:p>
      <text:p text:style-name="P13">For each line in text:</text:p>
      <text:list xml:id="list230025386876932" text:continue-list="list1034306104569517715" text:style-name="L3">
        <text:list-item>
          <text:p text:style-name="P76">for each n-gram up to max-order (see below)</text:p>
          <text:list>
            <text:list-item>
              <text:p text:style-name="P76">if in ngramfreq increment counter</text:p>
            </text:list-item>
            <text:list-item>
              <text:p text:style-name="P76">if not, add to ngramfreq with counter = 1</text:p>
            </text:list-item>
          </text:list>
        </text:list-item>
      </text:list>
      <text:p text:style-name="P13"><text:span text:style-name="T11">Reference</text:span>: Brants, T, Popat, A. C., Xu, P., Och, F. J, &amp; Dean, J. (2007). Large Language Models in Machien Translation. </text:p>
      <text:h text:style-name="P82" text:outline-level="3"><text:soft-page-break/><text:span text:style-name="T32">Task 3: buildmodel </text:span>Pseudocode</text:h>
      <text:p text:style-name="Standard">This routine takes a <text:span text:style-name="T35">sorted ngram frequency (ngram as key, count as value) file as input, with ngram up to a maximum order. Also required is number of total terms (N) at the beginning of the file (includes end-of-sentence token, but not beginning-of-sentence token). </text:span></text:p>
      <text:p text:style-name="P30">Stupid backoff relative frequency score is calculated by dividing the ngram frequency by the ngram-history. If back-off is required a back-off penalty is multiplied for each backoff step performed (default alpha = 0.4). Denominator for unigram is N. </text:p>
      <text:p text:style-name="P54">Body</text:p>
      <text:p text:style-name="P34">Initialize dictionary of order denominators (order_denom).</text:p>
      <text:p text:style-name="Standard">Read <text:span text:style-name="T35">in first line, split by tab-character &amp; store as denominator for order = ‘1’.</text:span></text:p>
      <text:p text:style-name="P31"><text:span text:style-name="T36">For each remaining line:</text:span></text:p>
      <text:list xml:id="list1169637111126036195" text:style-name="L7">
        <text:list-item>
          <text:p text:style-name="P36">Determine order from ngram as <text:span text:style-name="T38">count(</text:span>ngram_delim<text:span text:style-name="T38">)</text:span> <text:span text:style-name="T37">+ </text:span>1 </text:p>
        </text:list-item>
        <text:list-item>
          <text:p text:style-name="P38">Look-up denominator count based on order</text:p>
        </text:list-item>
        <text:list-item>
          <text:p text:style-name="P38">Calculate back-off penalty <text:span text:style-name="T40">multiplier </text:span>= </text:p>
          <text:list>
            <text:list-item>
              <text:p text:style-name="P39">1 if contains beginning-of-sentence token (represents highest-order even though full series of history tokens not necessarily written) </text:p>
            </text:list-item>
            <text:list-item>
              <text:p text:style-name="P38">alpha ^ (maxorder-order)<text:span text:style-name="T40">, else</text:span></text:p>
            </text:list-item>
          </text:list>
        </text:list-item>
        <text:list-item>
          <text:p text:style-name="P35"><text:span text:style-name="T37">Write all data if minimum count threshold met (do not write only beginning-of-sentence token):</text:span></text:p>
          <text:list>
            <text:list-item>
              <text:p text:style-name="P80"><text:span text:style-name="T37">If write all counts: </text:span>Write ngram, numerator (count), denominator, <text:span text:style-name="T37">and back-off penalty</text:span></text:p>
            </text:list-item>
            <text:list-item>
              <text:p text:style-name="P80"><text:span text:style-name="T37">If write score: write ngram, and calculate score as numerator/denominator*back-off penalty (store in scientific notation)</text:span></text:p>
            </text:list-item>
          </text:list>
        </text:list-item>
        <text:list-item>
          <text:p text:style-name="P37">Store count in order_denom for order-1</text:p>
        </text:list-item>
      </text:list>
      <text:p text:style-name="P40">Example:</text:p>
      <text:p text:style-name="P33"><text:span text:style-name="T38">3-gram Input example (original text “he is he”)</text:span></text:p>
      <text:p text:style-name="P30"><text:s text:c="2"/>N<text:tab/><text:span text:style-name="T38">4</text:span></text:p>
      <text:p text:style-name="P62">BOS<text:tab/><text:span text:style-name="T38">1</text:span></text:p>
      <text:p text:style-name="P62">BOS <text:span text:style-name="T38">he</text:span><text:tab/><text:span text:style-name="T38">1</text:span></text:p>
      <text:p text:style-name="P62"><text:span text:style-name="T38">BOS he is 1 </text:span></text:p>
      <text:p text:style-name="P65">EOS 1</text:p>
      <text:p text:style-name="P65">he 2</text:p>
      <text:p text:style-name="P65">he is 1</text:p>
      <text:p text:style-name="P62"><text:soft-page-break/><text:span text:style-name="T38">he is he 1</text:span></text:p>
      <text:p text:style-name="P63"><text:span text:style-name="T38">he EOS 1</text:span></text:p>
      <text:p text:style-name="P66">is 1</text:p>
      <text:p text:style-name="P67">is he 1</text:p>
      <text:p text:style-name="P63"><text:span text:style-name="T38">is he EOS 1</text:span></text:p>
      <text:p text:style-name="P67">Output example with alpha=0.4:</text:p>
      <text:p text:style-name="P67"># ngram numer denom backoff_penalty</text:p>
      <text:p text:style-name="P67"># N, BOS not written</text:p>
      <text:p text:style-name="P32"><text:s text:c="2"/>N<text:tab/><text:span text:style-name="T38">4</text:span></text:p>
      <text:p text:style-name="P64">BOS <text:span text:style-name="T38">he</text:span><text:tab/><text:span text:style-name="T38">1 1 0 # actually is representative of 3-gram but full BOS history not written </text:span></text:p>
      <text:p text:style-name="P64"><text:span text:style-name="T38">BOS he is 1 1 0</text:span></text:p>
      <text:p text:style-name="P66">EOS 1 <text:span text:style-name="T39">4 0.16</text:span></text:p>
      <text:p text:style-name="P66">he 2 <text:span text:style-name="T39">4 0.16</text:span></text:p>
      <text:p text:style-name="P66">he is 1 <text:span text:style-name="T39">2 0.4</text:span></text:p>
      <text:p text:style-name="P64"><text:span text:style-name="T38">he is he 1 1 0.16</text:span></text:p>
      <text:p text:style-name="P64"><text:span text:style-name="T38">he EOS 1 1 2 0.4</text:span></text:p>
      <text:p text:style-name="P66">is 1 <text:span text:style-name="T39">4 0</text:span></text:p>
      <text:p text:style-name="P67">is he 1 1 0.4</text:p>
      <text:p text:style-name="P64"><text:span text:style-name="T38">is he EOS 1 1 0.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CA" style:font-name-asian="Times New Roman1" style:font-family-asian="'Times New Roman'" style:font-family-generic-asian="system" style:font-pitch-asian="variable" style:font-size-asian="11pt" style:language-asian="en" style:country-asian="CA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/>
      <style:text-properties style:font-name="Calibri Light" fo:font-family="'Calibri Light'" style:font-family-generic="roman" style:font-pitch="variable" fo:font-size="16pt" fo:language="en" fo:country="CA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CA" style:font-weight-asian="bold" style:font-name-complex="Calibri Light1" style:font-family-complex="'Calibri Light'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CA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CA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in" fo:margin-right="0in" fo:margin-top="0.1665in" fo:margin-bottom="0.0417in" loext:contextual-spacing="false" fo:line-height="107%" fo:text-align="start" style:justify-single-word="false" fo:orphans="2" fo:widows="2" fo:text-indent="0in" style:auto-text-indent="false" fo:keep-with-next="always" style:vertical-align="auto"/>
      <style:text-properties style:font-name="Calibri Light" fo:font-family="'Calibri Light'" style:font-family-generic="roman" style:font-pitch="variable" fo:font-size="13pt" fo:language="en" fo:country="CA" fo:font-weight="bold" style:font-name-asian="Times New Roman1" style:font-family-asian="'Times New Roman'" style:font-family-generic-asian="system" style:font-pitch-asian="variable" style:font-size-asian="13pt" style:language-asian="en" style:country-asian="CA" style:font-weight-asian="bold" style:font-name-complex="Calibri Light1" style:font-family-complex="'Calibri Light'" style:font-family-generic-complex="system" style:font-pitch-complex="variable" style:font-size-complex="13pt" style:language-complex="ar" style:country-complex="SA" style:font-weight-complex="bold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CA" style:font-name-asian="Times New Roman1" style:font-family-asian="'Times New Roman'" style:font-family-generic-asian="system" style:font-pitch-asian="variable" style:font-size-asian="11pt" style:language-asian="en" style:country-asian="CA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vertical-align="auto"/>
      <style:text-properties style:font-name="Times New Roman" fo:font-family="'Times New Roman'" style:font-family-generic="roman" style:font-pitch="variable" fo:font-size="12pt" fo:language="en" fo:country="CA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Morel</meta:initial-creator>
    <meta:creation-date>2016-09-10T09:14:00</meta:creation-date>
    <dc:date>2016-09-19T23:00:24.949116273</dc:date>
    <meta:editing-cycles>23</meta:editing-cycles>
    <meta:editing-duration>PT6H48M2S</meta:editing-duration>
    <meta:generator>LibreOffice/5.1.3.2$Linux_X86_64 LibreOffice_project/10m0$Build-2</meta:generator>
    <meta:document-statistic meta:table-count="0" meta:image-count="0" meta:object-count="0" meta:page-count="8" meta:paragraph-count="167" meta:word-count="1912" meta:character-count="11118" meta:non-whitespace-character-count="9400"/>
    <meta:user-defined meta:name="Operator">Josh Morel</meta:user-defined>
  </office:meta>
</office:document-meta>
</file>